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fe58b" officeooo:paragraph-rsid="001fe58b"/>
    </style:style>
    <style:style style:name="P2" style:family="paragraph" style:parent-style-name="Standard">
      <style:text-properties style:text-underline-style="none" officeooo:rsid="001fe58b" officeooo:paragraph-rsid="001fe58b"/>
    </style:style>
    <style:style style:name="P3" style:family="paragraph" style:parent-style-name="Standard" style:list-style-name="L3">
      <style:text-properties style:text-underline-style="none" officeooo:rsid="00206807" officeooo:paragraph-rsid="00206807"/>
    </style:style>
    <style:style style:name="P4" style:family="paragraph" style:parent-style-name="Standard" style:list-style-name="L3">
      <style:text-properties style:text-underline-style="none" officeooo:rsid="0020c224" officeooo:paragraph-rsid="0020c224"/>
    </style:style>
    <style:style style:name="P5" style:family="paragraph" style:parent-style-name="Standard">
      <style:text-properties style:text-underline-style="none" officeooo:rsid="0020c224" officeooo:paragraph-rsid="0020c224"/>
    </style:style>
    <style:style style:name="P6" style:family="paragraph" style:parent-style-name="Standard" style:list-style-name="L3">
      <style:text-properties style:text-underline-style="none" officeooo:rsid="00219b04" officeooo:paragraph-rsid="00219b04"/>
    </style:style>
    <style:style style:name="P7" style:family="paragraph" style:parent-style-name="Standard" style:list-style-name="L3">
      <style:text-properties officeooo:paragraph-rsid="00206807"/>
    </style:style>
    <style:style style:name="P8" style:family="paragraph" style:parent-style-name="Standard" style:list-style-name="L3">
      <style:text-properties officeooo:rsid="00206807" officeooo:paragraph-rsid="00206807"/>
    </style:style>
    <style:style style:name="T1" style:family="text">
      <style:text-properties style:text-underline-style="none" officeooo:rsid="001fe58b"/>
    </style:style>
    <style:style style:name="T2" style:family="text">
      <style:text-properties officeooo:rsid="0020c22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. 4 Sorting</text:p>
      <text:p text:style-name="P2"/>
      <text:list xml:id="list3911730234413250076" text:style-name="L3">
        <text:list-item>
          <text:p text:style-name="P8">Insertion Sort:</text:p>
          <text:list>
            <text:list-item>
              <text:p text:style-name="P7"><text:span text:style-name="T1">Be able to describe insertion sort through description or psuedo code.</text:span></text:p>
              <text:p text:style-name="P7"><text:span text:style-name="T1">insertion sort is where you take a list, assume the first element is correct, grab the next element and start comparing it to every element to the left and insertion</text:span></text:p>
            </text:list-item>
          </text:list>
        </text:list-item>
      </text:list>
      <text:p text:style-name="P2"/>
      <text:list xml:id="list94932225783283" text:continue-numbering="true" text:style-name="L3">
        <text:list-item>
          <text:p text:style-name="P3">MergeSort:</text:p>
        </text:list-item>
        <text:list-item>
          <text:p text:style-name="P3">Radix Sort:</text:p>
          <text:list>
            <text:list-item>
              <text:p text:style-name="P3">keys are distributed into piles(aka buckets) first according to their least significant digits( or bits, letter, fields).</text:p>
              <text:list>
                <text:list-item>
                  <text:p text:style-name="P3">Piles are combines in order</text:p>
                </text:list-item>
                <text:list-item>
                  <text:p text:style-name="P3">relative order of two keys placed in the same pile is not changed</text:p>
                </text:list-item>
              </text:list>
            </text:list-item>
            <text:list-item>
              <text:p text:style-name="P3">the problem of sorting the piles is complete!</text:p>
            </text:list-item>
            <text:list-item>
              <text:p text:style-name="P4">LOOK INSIDE NOTEBOOK FOR PHYSICAL EXAMPLE!!!!!</text:p>
            </text:list-item>
          </text:list>
        </text:list-item>
      </text:list>
      <text:p text:style-name="P5"/>
      <text:list xml:id="list94932047126775" text:continue-numbering="true" text:style-name="L3">
        <text:list-item>
          <text:p text:style-name="P6">HW: finding min, max slid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1T08:32:00.127776147</meta:creation-date>
    <dc:date>2016-10-11T09:49:31.461600850</dc:date>
    <meta:editing-duration>PT32M20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2" meta:word-count="114" meta:character-count="625" meta:non-whitespace-character-count="534"/>
  </office:meta>
</office:document-meta>
</file>